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6.267cm"/>
    </style:style>
    <style:style style:name="co2" style:family="table-column">
      <style:table-column-properties fo:break-before="auto" style:column-width="10.7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48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937cm" fo:break-before="auto" style:use-optimal-row-height="true"/>
    </style:style>
    <style:style style:name="ro11" style:family="table-row">
      <style:table-row-properties style:row-height="2.877cm" fo:break-before="auto" style:use-optimal-row-height="true"/>
    </style:style>
    <style:style style:name="ro12" style:family="table-row">
      <style:table-row-properties style:row-height="2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4c" fo:wrap-option="wrap"/>
      <style:text-properties style:use-window-font-color="true" style:text-outline="false" style:text-line-through-style="none" style:text-line-through-type="none" style:font-name="Liberation Sans1" fo:font-size="16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Noto Sans CJK SC1" style:font-size-asian="16pt" style:language-asian="en" style:country-asian="US" style:font-style-asian="normal" style:font-weight-asian="bold" style:font-name-complex="Liberation Sans1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d74c" fo:wrap-option="wrap"/>
      <style:text-properties style:use-window-font-color="true" style:text-outline="false" style:text-line-through-style="none" style:text-line-through-type="none" style:font-name="Liberation Sans1" fo:font-size="14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Noto Sans CJK SC1" style:font-size-asian="14pt" style:language-asian="en" style:country-asian="US" style:font-style-asian="normal" style:font-weight-asian="bold" style:font-name-complex="Liberation Sans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74c" fo:wrap-option="wrap"/>
    </style:style>
    <style:style style:name="ce7" style:family="table-cell" style:parent-style-name="Default">
      <style:table-cell-properties fo:wrap-option="wrap" fo:border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wrap-option="wrap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1pt" fo:language="ru" fo:country="UA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1pt" style:letter-kerning="false" fo:language="ru" fo:country="UA" style:language-asian="en" style:country-asian="US" style:language-complex="ar" style:country-complex="SA" style:font-name-asian="Calibri1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YA.AUTH0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AUTH01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Описание</text:p>
          </table:table-cell>
          <table:table-cell table:style-name="ce7" office:value-type="string" calcext:value-type="string">
            <text:p>Авторизация с некорректным форматом логин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Тип</text:p>
          </table:table-cell>
          <table:table-cell table:style-name="ce8" office:value-type="string" calcext:value-type="string">
            <text:p>Негатив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Средни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Условия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Статус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passport.yandex.ru/auth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авторизации (см. a1-1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Логин или email: test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Данные введены (см. a1-2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3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Нажать на кнопку «Войти»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«Такой логин не подойдет» (см. a1-3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.AUTH0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AUTH02</text:p>
          </table:table-cell>
          <table:table-cell table:style-name="ce6"/>
          <table:table-cell table:number-columns-repeated="1022"/>
        </table:table-row>
        <table:table-row table:style-name="ro6">
          <table:table-cell table:style-name="ce2" office:value-type="string" calcext:value-type="string">
            <text:p>Описание</text:p>
          </table:table-cell>
          <table:table-cell table:style-name="ce7" office:value-type="string" calcext:value-type="string">
            <text:p>Авторизация с недопустимым форматом телефон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Тип</text:p>
          </table:table-cell>
          <table:table-cell table:style-name="ce8" office:value-type="string" calcext:value-type="string">
            <text:p>Негатив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Средни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Условия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Статус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passport.yandex.ru/aut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авторизации (см. a2-1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Нажать на кнопку «Телефон»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авторизации по номеру телефона (см. a2-2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3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Ввести номер телефон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Вводимое значение</text:p>
          </table:table-cell>
          <table:table-cell table:style-name="ce8" office:value-type="float" office:value="123456" calcext:value-type="float">
            <text:p>12345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Номер телефона введен (см. a2-3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4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Нажать на кнопку «Войти»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«Недопустимый формат номера» (см. a2-4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.AUTH03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AUTH03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9" office:value-type="string" calcext:value-type="string">
            <text:p>Описание</text:p>
          </table:table-cell>
          <table:table-cell table:style-name="ce16" office:value-type="string" calcext:value-type="string">
            <text:p>Авторизация с некорректным паролем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Тип</text:p>
          </table:table-cell>
          <table:table-cell table:style-name="ce17" office:value-type="string" calcext:value-type="string">
            <text:p>Позитивный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Приоритет</text:p>
          </table:table-cell>
          <table:table-cell table:style-name="ce17" office:value-type="string" calcext:value-type="string">
            <text:p>Высокий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Условия</text:p>
          </table:table-cell>
          <table:table-cell table:style-name="ce17" office:value-type="string" calcext:value-type="string">
            <text:p>-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Статус</text:p>
          </table:table-cell>
          <table:table-cell table:style-name="ce17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https://passport.yandex.ru/aut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авторизации (см. a3-1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9" office:value-type="string" calcext:value-type="string">
            <text:p>Действие</text:p>
          </table:table-cell>
          <table:table-cell table:style-name="ce16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Вводимое значение</text:p>
          </table:table-cell>
          <table:table-cell table:style-name="ce17" office:value-type="string" calcext:value-type="string">
            <text:p>Логин или email: te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Данные введены (см. a3-2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3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9" office:value-type="string" calcext:value-type="string">
            <text:p>Действие</text:p>
          </table:table-cell>
          <table:table-cell table:style-name="ce16" office:value-type="string" calcext:value-type="string">
            <text:p>Нажать на кнопку «Войти»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Вводимое значение</text:p>
          </table:table-cell>
          <table:table-cell table:style-name="ce17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ввода пароля (см. a3-3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4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9" office:value-type="string" calcext:value-type="string">
            <text:p>Действие</text:p>
          </table:table-cell>
          <table:table-cell table:style-name="ce16" office:value-type="string" calcext:value-type="string">
            <text:p>Ввести пароль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Вводимое значение</text:p>
          </table:table-cell>
          <table:table-cell table:style-name="ce17" office:value-type="string" calcext:value-type="string">
            <text:p>te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Пароль введен (см. a3-4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5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9" office:value-type="string" calcext:value-type="string">
            <text:p>Действие</text:p>
          </table:table-cell>
          <table:table-cell table:style-name="ce16" office:value-type="string" calcext:value-type="string">
            <text:p>Нажать на кнопку «Продолжить»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Вводимое значение</text:p>
          </table:table-cell>
          <table:table-cell table:style-name="ce17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«неверный пароль» (см. a3-5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.REG0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REG01</text:p>
          </table:table-cell>
          <table:table-cell table:style-name="ce6"/>
          <table:table-cell table:number-columns-repeated="1022"/>
        </table:table-row>
        <table:table-row table:style-name="ro6">
          <table:table-cell table:style-name="ce2" office:value-type="string" calcext:value-type="string">
            <text:p>Описание</text:p>
          </table:table-cell>
          <table:table-cell table:style-name="ce7" office:value-type="string" calcext:value-type="string">
            <text:p>Регистрация нового аккаунта с уже существующим логином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Тип</text:p>
          </table:table-cell>
          <table:table-cell table:style-name="ce8" office:value-type="string" calcext:value-type="string">
            <text:p>Негатив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Высоки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Условия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Статус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https://passport.yandex.ru/registr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r1-1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9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Имя: Тест</text:p>
            <text:p>Фамилия: Тестов</text:p>
            <text:p>Придумайте логин: test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«К сожалению, логин занят» (см. r1-2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.REG0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REG02</text:p>
          </table:table-cell>
          <table:table-cell table:style-name="ce6"/>
          <table:table-cell table:number-columns-repeated="1022"/>
        </table:table-row>
        <table:table-row table:style-name="ro6">
          <table:table-cell table:style-name="ce2" office:value-type="string" calcext:value-type="string">
            <text:p>Описание</text:p>
          </table:table-cell>
          <table:table-cell table:style-name="ce7" office:value-type="string" calcext:value-type="string">
            <text:p>Регистрация нового аккаунта с некорректным форматом логин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Тип</text:p>
          </table:table-cell>
          <table:table-cell table:style-name="ce8" office:value-type="string" calcext:value-type="string">
            <text:p>Негатив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Высоки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Условия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Статус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https://passport.yandex.ru/registr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r2-1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9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Имя: Тест</text:p>
            <text:p>Фамилия: Тестов</text:p>
            <text:p>Придумайте логин: test.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«Такой логин не подойдет» (см. r2-2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.REG03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REG03</text:p>
          </table:table-cell>
          <table:table-cell table:style-name="ce6"/>
          <table:table-cell table:number-columns-repeated="1022"/>
        </table:table-row>
        <table:table-row table:style-name="ro6">
          <table:table-cell table:style-name="ce2" office:value-type="string" calcext:value-type="string">
            <text:p>Описание</text:p>
          </table:table-cell>
          <table:table-cell table:style-name="ce7" office:value-type="string" calcext:value-type="string">
            <text:p>Регистрация нового аккаунта с коротким паролем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Тип</text:p>
          </table:table-cell>
          <table:table-cell table:style-name="ce8" office:value-type="string" calcext:value-type="string">
            <text:p>Позитив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Высоки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Условия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Статус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https://passport.yandex.ru/registr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r3-1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Имя: Тест</text:p>
            <text:p>Фамилия: Тестов</text:p>
            <text:p>Придумайте логин: test1712045416</text:p>
            <text:p>Придумайте пароль: test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«Пароль слишком короткий» (см. r3-2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.REG04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REG04</text:p>
          </table:table-cell>
          <table:table-cell table:style-name="ce6"/>
          <table:table-cell table:number-columns-repeated="1022"/>
        </table:table-row>
        <table:table-row table:style-name="ro6">
          <table:table-cell table:style-name="ce2" office:value-type="string" calcext:value-type="string">
            <text:p>Описание</text:p>
          </table:table-cell>
          <table:table-cell table:style-name="ce7" office:value-type="string" calcext:value-type="string">
            <text:p>Отклонение условий Пользовательского соглашения при регистрации нового аккаунт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Тип</text:p>
          </table:table-cell>
          <table:table-cell table:style-name="ce8" office:value-type="string" calcext:value-type="string">
            <text:p>Позитивны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Приоритет</text:p>
          </table:table-cell>
          <table:table-cell table:style-name="ce8" office:value-type="string" calcext:value-type="string">
            <text:p>Средни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Условия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Статус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https://passport.yandex.ru/registr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r4-1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11">
          <table:table-cell table:style-name="ce2" office:value-type="string" calcext:value-type="string">
            <text:p>Действие</text:p>
          </table:table-cell>
          <table:table-cell table:style-name="ce7" office:value-type="string" calcext:value-type="string">
            <text:p><text:span text:style-name="T1">Снять галочку с пункта «Я принимаю условия </text:span><text:span text:style-name="T1"><text:a xlink:href="https://yandex.ru/legal/rules/%22%20%5Ct%20%22_blank" xlink:type="simple">Пользовательского соглашения</text:a></text:span><text:span text:style-name="T1"> и даю своё согласие Яндексу на обработку моей персональной информации на условиях, определенных </text:span><text:span text:style-name="T1"><text:a xlink:href="https://yandex.ru/legal/confidential/%22%20%5Ct%20%22_blank" xlink:type="simple">Политикой конфиденциальности</text:a></text:span><text:span text:style-name="T1">.»</text:span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Вводимое значение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Кнопка «Зарегистрироваться» стала недоступной для нажатия (см. r4-2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.REG05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D Кейса: YA.REG05</text:p>
          </table:table-cell>
          <table:table-cell table:style-name="ce6"/>
          <table:table-cell table:number-columns-repeated="1022"/>
        </table:table-row>
        <table:table-row table:style-name="ro6">
          <table:table-cell table:style-name="ce18" office:value-type="string" calcext:value-type="string">
            <text:p>Описание</text:p>
          </table:table-cell>
          <table:table-cell table:style-name="ce7" office:value-type="string" calcext:value-type="string">
            <text:p>Регистрация нового аккаунта без номера телефона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Тип</text:p>
          </table:table-cell>
          <table:table-cell table:style-name="ce24" office:value-type="string" calcext:value-type="string">
            <text:p>Позитивный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Приоритет</text:p>
          </table:table-cell>
          <table:table-cell table:style-name="ce24" office:value-type="string" calcext:value-type="string">
            <text:p>Высокий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Условия</text:p>
          </table:table-cell>
          <table:table-cell table:style-name="ce8" office:value-type="string" calcext:value-type="string">
            <text:p>-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Статус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1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Открыть URL в браузере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https://passport.yandex.ru/registration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траницы регистрации (см. r5-1.png)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2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Ввести указанные данные</text:p>
          </table:table-cell>
          <table:table-cell table:number-columns-repeated="1022"/>
        </table:table-row>
        <table:table-row table:style-name="ro12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Имя: Тест</text:p>
            <text:p>Фамилия: Тестов</text:p>
            <text:p>Придумайте логин: test1712045416</text:p>
            <text:p>Придумайте пароль: testtestov123</text:p>
            <text:p>Повторите пароль: testtestov123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Данные введены (см. r5-2.png)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Результат теста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 calcext:value-type="string">
            <text:p>Устройство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 calcext:value-type="string">
            <text:p>Статус проверки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 calcext:value-type="string">
            <text:p>Комментарии</text:p>
          </table:table-cell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>
            <text:p>Шаг 3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18" office:value-type="string" calcext:value-type="string">
            <text:p>Действие</text:p>
          </table:table-cell>
          <table:table-cell table:style-name="ce23" office:value-type="string" calcext:value-type="string">
            <text:p>Нажать на кнопку «Зарегистрироваться»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Вводимое значение</text:p>
          </table:table-cell>
          <table:table-cell table:style-name="ce24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Вывод сообщения «Пожалуйста, укажите номер телефона» (см. r5-3.png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Фактический результат</text:p>
          </table:table-cell>
          <table:table-cell table:style-name="ce23"/>
          <table:table-cell table:number-columns-repeated="1022"/>
        </table:table-row>
        <table:table-row table:style-name="ro5">
          <table:table-cell table:style-name="ce19" office:value-type="string" calcext:value-type="string">
            <text:p>Устройство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Дата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Статус проверки</text:p>
          </table:table-cell>
          <table:table-cell table:style-name="ce24"/>
          <table:table-cell table:number-columns-repeated="1022"/>
        </table:table-row>
        <table:table-row table:style-name="ro5">
          <table:table-cell table:style-name="ce19" office:value-type="string" calcext:value-type="string">
            <text:p>Комментарий</text:p>
          </table:table-cell>
          <table:table-cell table:style-name="ce24"/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2:29:01.307191178</meta:creation-date>
    <meta:editing-duration>PT4H11M7S</meta:editing-duration>
    <meta:editing-cycles>26</meta:editing-cycles>
    <meta:generator>LibreOffice/7.3.7.2$Linux_X86_64 LibreOffice_project/30$Build-2</meta:generator>
    <dc:date>2024-04-04T07:59:34.025606227</dc:date>
    <meta:document-statistic meta:table-count="8" meta:cell-count="355" meta:object-count="0"/>
  </office:meta>
</office:document-meta>
</file>